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503cm"/>
      <style:text-properties style:use-window-font-color="true" loext:opacity="0%" style:font-name="Liberation Sans" fo:font-size="13pt" fo:language="en" fo:country="US" fo:font-weight="normal" fo:background-color="transparent" style:font-size-asian="13pt" style:font-size-complex="13pt"/>
    </style:style>
    <style:style style:name="P2" style:family="paragraph" style:parent-style-name="Standard">
      <style:text-properties style:use-window-font-color="true" loext:opacity="0%" style:font-name="Liberation Serif" fo:font-size="13pt" fo:background-color="transparent" style:font-size-asian="13pt" style:font-size-complex="13pt"/>
    </style:style>
    <style:style style:name="P3" style:family="paragraph" style:parent-style-name="Standard">
      <style:paragraph-properties style:line-height-at-least="0.503cm"/>
      <style:text-properties style:use-window-font-color="true" loext:opacity="0%" style:font-name="Liberation Serif" fo:font-size="13pt" fo:language="en" fo:country="US" fo:font-weight="normal" fo:background-color="transparent" style:font-size-asian="13pt" style:font-size-complex="13pt"/>
    </style:style>
    <style:style style:name="P4" style:family="paragraph" style:parent-style-name="Standard">
      <style:paragraph-properties style:line-height-at-least="0.503cm"/>
      <style:text-properties style:use-window-font-color="true" loext:opacity="0%" style:font-name="Liberation Serif" fo:font-size="13pt" fo:language="en" fo:country="US" fo:background-color="transparent" style:font-size-asian="13pt" style:font-size-complex="13pt"/>
    </style:style>
    <style:style style:name="P5" style:family="paragraph" style:parent-style-name="Title">
      <style:text-properties fo:font-size="22pt" fo:language="en" fo:country="US" officeooo:rsid="0016082f" officeooo:paragraph-rsid="0016082f" style:font-size-asian="22pt" style:font-size-complex="22pt"/>
    </style:style>
    <style:style style:name="T1" style:family="text">
      <style:text-properties officeooo:rsid="0015b4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Permaculture Software Project Pitch V1</text:p>
      <text:p text:style-name="P3">As Bill Morrison says in his Book Permaculture two, 'We are living on a planet in crisis; often individuals feel powerless to effect change. Permaculture offers positive solutions to the problems facing the world; using ecology for the basis of studying, designing and implementing enduring, functional, sustainable, and integrated systems that support human settlements and natural ecosystems.</text:p>
      <text:p text:style-name="P3">Permaculture covers food production, housing, technology, community development and legal and financial systems to achieve those aims. </text:p>
      <text:p text:style-name="P3">Understanding Permaculture will enable anyone to create a self-sustaining environment in any situation from the largest track of land to the smallest urban setting.</text:p>
      <text:p text:style-name="P4"/>
      <text:p text:style-name="P3">Helping with gaining, <text:span text:style-name="T1">spreading and applying</text:span> this knowledge is where my software comes in, because the process of Permaculture design is to place any component of a system where the components needs are met and its products are used. For the system to be sustainable, all components must provide or conserve sufficient energy over the components' life span to build and maintain itself as well as produce excess yield which can be returned to the system.</text:p>
      <text:p text:style-name="P4"/>
      <text:p text:style-name="P3">The goal of my Software is to simulate these systems, by using the different design components and their properties to create a dynamic world which can <text:span text:style-name="T1">respond to the alterations of the user</text:span>. </text:p>
      <text:p text:style-name="P4"/>
      <text:p text:style-name="P3">Since there are many factors to consider in real life you will definitely need to enroll yourself in one of the many two week intensive design courses on offer. <text:span text:style-name="T1">But the</text:span> goal is to create a bridge between <text:span text:style-name="T1">the first contact to the </text:span>engagement in real life <text:span text:style-name="T1">by making it fun to gain the </text:span><text:s/>theoretical knowledge.</text:p>
      <text:p text:style-name="P3">Since Permaculture is an information rich, interdisciplinary study, crossing all boundaries and always open to information and technology whic<text:span text:style-name="T1">h</text:span> will assist the process to achieve its aims, it creates a very interesting scenario for a interactive game-like learning environment, but the software can also be used to validate and visualize concept ideas, to make them better understandable for others who are not yet involved in the process like city officials an businesse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7T16:53:16.421350706</meta:creation-date>
    <dc:date>2021-09-18T19:18:32.993845485</dc:date>
    <meta:editing-duration>P1DT2H12M11S</meta:editing-duration>
    <meta:editing-cycles>2</meta:editing-cycles>
    <meta:generator>LibreOffice/7.1.6.2.0$Linux_X86_64 LibreOffice_project/10$Build-2</meta:generator>
    <meta:document-statistic meta:table-count="0" meta:image-count="0" meta:object-count="0" meta:page-count="1" meta:paragraph-count="8" meta:word-count="340" meta:character-count="2155" meta:non-whitespace-character-count="1820"/>
  </office:meta>
</office:document-meta>
</file>